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b2337" officeooo:paragraph-rsid="000b2337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c66bc" officeooo:paragraph-rsid="000c66bc"/>
    </style:style>
    <style:style style:name="P3" style:family="paragraph" style:parent-style-name="Standard">
      <style:paragraph-properties fo:text-align="end" style:justify-single-word="false" style:writing-mode="rl-tb"/>
      <style:text-properties fo:font-weight="bold" officeooo:rsid="000f2c99" officeooo:paragraph-rsid="000f2c99" style:font-weight-asian="bold" style:font-weight-complex="bold"/>
    </style:style>
    <style:style style:name="T1" style:family="text">
      <style:text-properties officeooo:rsid="000b6c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تفاوت اصلی پایان نامه و پروپوزال اینه که ما در پروپوزال به دنبال بیان مسأله هستیم</text:p>
      <text:p text:style-name="P1">هدف ما اینه که مسأله رو بیان کنیم و مشکل رو بگیم و قرار نیست راه حلی براش ارائه بدیم و بگیم با جزئیات از این روش میخوایم حلش کنیم</text:p>
      <text:p text:style-name="P1"/>
      <text:p text:style-name="P1">بیان مسأله :</text:p>
      <text:p text:style-name="P1">ما تو بیان مسأله دنبال بیان کردن چیزی هستیم که مهمه ، پول توشه و برای افرادی که پول دستشونه حائز اهمیته. پژوهش تقاضا محوره یا عرضه محور . ( عرضه محور یعنی من یه چیزی میدم بیرون شاید بعداً یکی استفاده کرد. اما تقاضا محور یعنی یه شرکت یا کسی که پول دستشه به مشکل خورده و ما اون مشکل رو حل میکنیم <text:s/><text:span text:style-name="T1">در‌واقع بیان مسأله رو صنعت برای ما انجام داده )</text:span></text:p>
      <text:p text:style-name="P1">۱ . بیان مسأله:</text:p>
      <text:p text:style-name="P1">مشکل رو بیان کنیم و بگیم براش راه حل کارآمدی وجود ندارد. در حوزه های مختلف بررسی کنیم که اون مشکل دارای اهمیت هست و وابستگی به اون مشکل زیاده</text:p>
      <text:p text:style-name="P1">۲. اهمیت مسأله:</text:p>
      <text:p text:style-name="P1">نشون بدیم که این مسأله مسأله مهمی هست. فکر کن بین یه مشت پروپوزال که بودجه محدود هست برای انتخابشون باید تو رو انتخاب کنن و سعی کن از نظر مالی بگی حل این مشکل مهمه. مثلاً در مورد ناترازی انرژی باید آمار و ارقام بدی و بگی این همه جا به فنا رفتن و باید مشکل در اسراع وقت حل بشه.</text:p>
      <text:p text:style-name="P1">۳. ضرورت مسأله:</text:p>
      <text:p text:style-name="P1">پاسخ به سؤاله : چرا الان باید به این مسأله بپردازیم؟ چرا دو سال دیگه نمیشه ؟ پاسخ به این سؤال میشه ضرورت مسأله ما …</text:p>
      <text:p text:style-name="P1"/>
      <text:p text:style-name="P1"/>
      <text:p text:style-name="P1">بیان مسأله ← روش تحقیق ← روش ارزیابی ← کارهای مرتبط</text:p>
      <text:p text:style-name="P1"/>
      <text:p text:style-name="P1">دقت کن که پروپوزال خطی نوشته نمیشه و قرار نیست استپ بای استپ اینا رو پر کنی بری جلو بلکه چرخه ای که ما به پروپوزال میرسیم با چیزی که نوشته میشه متفاوته ما از &lt; مرور کارهای مرتبط &gt; شروع میکنیم و مسأله ای نداریم و معمولاً نمیشناسیمش</text:p>
      <text:p text:style-name="P1">برای شناسایی مسأله دوتا کار معمولاً انجام میشه</text:p>
      <text:p text:style-name="P1">۱. حالت ایده‌آل: مسائل از پیش تعریف شده داشته باشیم . یه لیستی از مسائل به دانشجوهای تحصیلات تکمیلی بدیم و دانشجو وقتی صرف پیدا کردن مسأله نکنه و مسأله مشخصی رو گروه یا استاد به دانشجو بدهو جاهایی که فاند خوب داریم و ارتباط بین گروه و صنعت خوب باشه این اتفاق میوفته.</text:p>
      <text:p text:style-name="P1"/>
      <text:p text:style-name="P2">موضوع پروپوزال :</text:p>
      <text:p text:style-name="P2">۱. از قبل مشخص شده باشه – توسط استاد یا تقاضا محور</text:p>
      <text:p text:style-name="P2">۲. تعیین بشه و از قبل مشخص نشده باشه – دانشجو خودش باید بگرده و کلی مقاله بخونه و کارهای مرتبط رو بخونه ؛ ریسرچ گپ ها رو شناسایی کنه و بره روی اون ها کار کنه. جاهایی که کسی کار نکرده و اون میتونه کار <text:soft-page-break/>کنه، تبدیلش میکنه به یه موضوع و اونو انجام میده. اول ریسرچ رو انجام بده و برو جلو و تحقیق رو انجام بده در انتها بیا و پروپوزال بنویس. </text:p>
      <text:p text:style-name="P2">یعنی اگه چک نکرده باشی مقاله ها رو و … و ریسرچ نکرده باشی ممکنه در آینده بدبخت بشی در صورتی که پروپوزال رو نوشته باشی. </text:p>
      <text:p text:style-name="P1"/>
      <text:p text:style-name="P3">تمرین اول</text:p>
      <text:p text:style-name="P3">با لتک یک گزارش یک صفحه‌ای تنظیم کنید و بیارید. ویرایش فایل متنی رو در لتک یادبگیریم. عنوان بزاریم. سرفصل های اصلی و فرعی بزاریم. عکس بزاریم. جدول بزاری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 Titr" style:font-family-asian="'B Titr'" style:font-size-asian="14pt" style:font-name-complex="B Titr" style:font-family-complex="'B Titr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 Nazanin" fo:font-family="'B Nazanin'" style:font-name-asian="B Nazanin" style:font-family-asian="'B Nazanin'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B Nazanin" style:font-family-asian="'B Nazanin'" style:font-size-asian="12pt" style:font-style-asian="italic" style:font-name-complex="B Nazanin" style:font-family-complex="'B Nazanin'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B Nazanin" style:font-family-asian="'B Nazanin'" style:font-size-asian="12pt" style:font-name-complex="B Nazanin" style:font-family-complex="'B Nazanin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3:48:21.675128013</meta:creation-date>
    <dc:date>2025-02-16T14:55:37.087511347</dc:date>
    <meta:editing-duration>PT32M35S</meta:editing-duration>
    <meta:editing-cycles>3</meta:editing-cycles>
    <meta:generator>LibreOffice/24.8.4.2$Linux_X86_64 LibreOffice_project/3e97788786b20d724e2ed0ea7a111abce73cab63</meta:generator>
    <meta:document-statistic meta:table-count="0" meta:image-count="0" meta:object-count="0" meta:page-count="2" meta:paragraph-count="20" meta:word-count="518" meta:character-count="2409" meta:non-whitespace-character-count="1906"/>
  </office:meta>
</office:document-meta>
</file>